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F4000001B9E7CF88A923BB428B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dddddd" draw:fill="solid" draw:textarea-vertical-align="middle"/>
    </style:style>
    <style:style style:name="gr3" style:family="graphic" style:parent-style-name="standard">
      <style:graphic-properties svg:stroke-color="#dddddd" draw:fill-color="#ffffff" draw:textarea-horizontal-align="justify" draw:textarea-vertical-align="middle" draw:auto-grow-height="false" fo:min-height="0.812cm" fo:min-width="0.42cm"/>
    </style:style>
    <style:style style:name="gr4" style:family="graphic" style:parent-style-name="standard">
      <style:graphic-properties svg:stroke-color="#dddddd" draw:fill-color="#000000" draw:textarea-horizontal-align="justify" draw:textarea-vertical-align="middle" draw:auto-grow-height="false" fo:min-height="0.24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1.667cm" svg:x="3.885cm" svg:y="9.016cm">
          <draw:image xlink:href="Pictures/10000000000001F4000001B9E7CF88A923BB428B.jpg" xlink:type="simple" xlink:show="embed" xlink:actuate="onLoad" loext:mime-type="image/jpeg">
            <text:p/>
          </draw:image>
        </draw:frame>
        <draw:path draw:style-name="gr2" draw:text-style-name="P2" draw:layer="layout" svg:width="4.558cm" svg:height="7.048cm" draw:transform="skewX (5.79579732005044E-017) rotate (-1.06517444249214) translate (12.7630291728314cm 12.5959943853406cm)" svg:viewBox="0 0 4559 7049" svg:d="M0 7044c525 13 1127 23 1542-329 376-320 490-842 773-1238 339-474 499-1039 836-1510 330-462 632-961 1051-1346 505-463 343-1087 292-1635l-164-573-280-287-150-126">
          <text:p/>
        </draw:path>
        <draw:g>
          <draw:custom-shape draw:style-name="gr3" draw:text-style-name="P3" draw:layer="layout" svg:width="1.3cm" svg:height="1.5cm" svg:x="8.6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cm" svg:height="0.7cm" svg:x="9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3cm" svg:height="1.5cm" svg:x="11.2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cm" svg:height="0.7cm" svg:x="11.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3-25T21:18:07.016808063</dc:date>
    <meta:editing-duration>PT2M59S</meta:editing-duration>
    <meta:editing-cycles>1</meta:editing-cycles>
    <meta:generator>LibreOffice/6.3.4.2.0$Linux_X86_64 LibreOffice_project/30$Build-2</meta:generator>
    <meta:document-statistic meta:object-count="8"/>
  </office:meta>
</office:document-meta>
</file>